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3.312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max motor RPM</text:p>
          </table:table-cell>
          <table:table-cell table:style-name="ce2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4" office:value-type="float" office:value="1000" calcext:value-type="float">
            <text:p>1000</text:p>
          </table:table-cell>
          <table:table-cell table:style-name="ce2"/>
        </table:table-row>
        <table:table-row table:style-name="ro3">
          <table:table-cell office:value-type="string" calcext:value-type="string">
            <text:p>ticks per motor rotation</text:p>
          </table:table-cell>
          <table:table-cell table:style-name="ce2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3">
          <table:table-cell office:value-type="string" calcext:value-type="string">
            <text:p>wheel radius / m</text:p>
          </table:table-cell>
          <table:table-cell table:formula="of:=0.254/2" office:value-type="float" office:value="0.127" calcext:value-type="float">
            <text:p>0.127</text:p>
          </table:table-cell>
          <table:table-cell/>
        </table:table-row>
        <table:table-row table:style-name="ro3">
          <table:table-cell office:value-type="string" calcext:value-type="string">
            <text:p>wheel perimeter / m</text:p>
          </table:table-cell>
          <table:table-cell table:style-name="ce5" table:formula="of:= 2 * PI() * [.B5]" office:value-type="float" office:value="0.797964534011807" calcext:value-type="float">
            <text:p>0.797964534</text:p>
          </table:table-cell>
          <table:table-cell/>
        </table:table-row>
        <table:table-row table:style-name="ro4">
          <table:table-cell office:value-type="string" calcext:value-type="string">
            <text:p>max speed / m/s</text:p>
          </table:table-cell>
          <table:table-cell table:style-name="ce5" table:formula="of:=[.B6] * ([.B1]/60) / [.B4]" office:value-type="float" office:value="1.05087515453706" calcext:value-type="float">
            <text:p>1.0508751545</text:p>
          </table:table-cell>
          <table:table-cell/>
        </table:table-row>
        <table:table-row table:style-name="ro3">
          <table:table-cell office:value-type="string" calcext:value-type="string">
            <text:p>min speed / tick/s</text:p>
          </table:table-cell>
          <table:table-cell table:style-name="ce5" table:formula="of:=[.B3] * ([.B2]/60)" office:value-type="float" office:value="266.666666666667" calcext:value-type="float">
            <text:p>266.6666666667</text:p>
          </table:table-cell>
          <table:table-cell/>
        </table:table-row>
        <table:table-row table:style-name="ro4">
          <table:table-cell office:value-type="string" calcext:value-type="string">
            <text:p>min speed / m/s</text:p>
          </table:table-cell>
          <table:table-cell table:style-name="ce5" table:formula="of:=[.B6] * ([.B2]/60) / [.B4]" office:value-type="float" office:value="0.0973032550497278" calcext:value-type="float">
            <text:p>0.097303255</text:p>
          </table:table-cell>
          <table:table-cell/>
        </table:table-row>
        <table:table-row table:style-name="ro3">
          <table:table-cell office:value-type="string" calcext:value-type="string">
            <text:p>odometry resolution / m/tick</text:p>
          </table:table-cell>
          <table:table-cell table:style-name="ce5" table:formula="of:=[.B6]/([.B4]*[.B3])" office:value-type="float" office:value="0.000364887206436479" calcext:value-type="float">
            <text:p>0.0003648872</text:p>
          </table:table-cell>
          <table:table-cell/>
        </table:table-row>
        <table:table-row table:style-name="ro4">
          <table:table-cell office:value-type="string" calcext:value-type="string">
            <text:p>odometry resolution / ((m/s) / unit)</text:p>
          </table:table-cell>
          <table:table-cell table:style-name="ce5" table:formula="of:=[.B10] * [.B14]" office:value-type="float" office:value="0.0364887206436479" calcext:value-type="float">
            <text:p>0.0364887206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4">
          <table:table-cell office:value-type="string" calcext:value-type="string">
            <text:p>max tick frequency /Hz</text:p>
          </table:table-cell>
          <table:table-cell table:style-name="ce5" table:formula="of:=([.B1]/60) * [.B3]" office:value-type="float" office:value="2880" calcext:value-type="float">
            <text:p>2880</text:p>
          </table:table-cell>
          <table:table-cell/>
        </table:table-row>
        <table:table-row table:style-name="ro4">
          <table:table-cell office:value-type="string" calcext:value-type="string">
            <text:p>motor control frequency / H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motor command frequency / Hz</text:p>
          </table:table-cell>
          <table:table-cell table:style-name="ce6" table:formula="of:=[protocol.B5]"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string" calcext:value-type="string">
            <text:p>max ticks per control frame</text:p>
          </table:table-cell>
          <table:table-cell table:style-name="ce5" table:formula="of:=([.B1] / 60) * [.B3] / [.B14]" office:value-type="float" office:value="28.8" calcext:value-type="float">
            <text:p>28.8</text:p>
          </table:table-cell>
          <table:table-cell/>
        </table:table-row>
        <table:table-row table:style-name="ro4">
          <table:table-cell office:value-type="string" calcext:value-type="string">
            <text:p>min ticks per control frame</text:p>
          </table:table-cell>
          <table:table-cell table:style-name="ce5" table:formula="of:=([.B2] / 60) * [.B3] / [.B14]" office:value-type="float" office:value="2.66666666666667" calcext:value-type="float">
            <text:p>2.6666666667</text:p>
          </table:table-cell>
          <table:table-cell/>
        </table:table-row>
        <table:table-row table:style-name="ro3">
          <table:table-cell office:value-type="string" calcext:value-type="string">
            <text:p>min controlable ticks per second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min controlable speed / m/s</text:p>
          </table:table-cell>
          <table:table-cell table:style-name="ce5" table:formula="of:=[.B6] * (([.B18]*[.B14]) / [.B3]) / [.B4]" office:value-type="float" office:value="0.0729774412872958" calcext:value-type="float">
            <text:p>0.0729774413</text:p>
          </table:table-cell>
          <table:table-cell/>
        </table:table-row>
        <table:table-row table:style-name="ro4">
          <table:table-cell office:value-type="string" calcext:value-type="string">
            <text:p>max ticks per command frame</text:p>
          </table:table-cell>
          <table:table-cell table:style-name="ce5" table:formula="of:=([.B1] / 60) * [.B3] / [.B15]" office:value-type="float" office:value="288" calcext:value-type="float">
            <text:p>28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x wheel force / k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max wheel torque / Nm</text:p>
          </table:table-cell>
          <table:table-cell table:style-name="ce5" table:formula="of:=[.B22]*9.81*[.B5]" office:value-type="float" office:value="3.73761" calcext:value-type="float">
            <text:p>3.73761</text:p>
          </table:table-cell>
          <table:table-cell/>
        </table:table-row>
        <table:table-row table:style-name="ro3">
          <table:table-cell office:value-type="string" calcext:value-type="string">
            <text:p>max motor torque / Nm</text:p>
          </table:table-cell>
          <table:table-cell table:style-name="ce5" table:formula="of:=[.B23] / [.B4]" office:value-type="float" office:value="0.0273456979806848" calcext:value-type="float">
            <text:p>0.027345698</text:p>
          </table:table-cell>
          <table:table-cell/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3:57:36.570818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11-11T14:08:19.559515283</dc:date>
    <dc:creator>Kuba </dc:creator>
    <meta:editing-duration>PT40M42S</meta:editing-duration>
    <meta:editing-cycles>20</meta:editing-cycles>
    <meta:generator>LibreOffice/4.3.2.2.0$Linux_X86_64 LibreOffice_project/430m0$Build-2</meta:generator>
    <meta:document-statistic meta:table-count="2" meta:cell-count="58" meta:object-count="0"/>
  </office:meta>
</office:document-meta>
</file>